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04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3" table:number-rows-spanned="1">
            <text:p>Pin map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Maple</text:p>
          </table:table-cell>
          <table:table-cell table:number-columns-repeated="6"/>
        </table:table-row>
        <table:table-row table:style-name="ro2">
          <table:table-cell table:style-name="ce3" office:value-type="string" table:number-columns-spanned="2" table:number-rows-spanned="1">
            <text:p>RF200 protoboard</text:p>
          </table:table-cell>
          <table:covered-table-cell/>
          <table:table-cell table:style-name="ce3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office:value-type="string">
            <text:p>RX3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office:value-type="string">
            <text:p>TX3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table:number-columns-spanned="2" table:number-rows-spanned="1">
            <text:p>GPS</text:p>
          </table:table-cell>
          <table:covered-table-cell/>
          <table:table-cell table:style-name="ce3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string">
            <text:p>Green</text:p>
          </table:table-cell>
          <table:table-cell office:value-type="string">
            <text:p>PPS</text:p>
          </table:table-cell>
          <table:table-cell office:value-type="float" office:value="25">
            <text:p>25</text:p>
          </table:table-cell>
          <table:table-cell office:value-type="string">
            <text:p>Interrupt</text:p>
          </table:table-cell>
          <table:table-cell table:number-columns-repeated="3"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27">
            <text:p>27</text:p>
          </table:table-cell>
          <table:table-cell office:value-type="string">
            <text:p>RX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table:number-columns-spanned="2" table:number-rows-spanned="1">
            <text:p>SD</text:p>
          </table:table-cell>
          <table:covered-table-cell/>
          <table:table-cell table:style-name="ce3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number-columns-repeated="2"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ISO</text:p>
          </table:table-cell>
          <table:table-cell table:number-columns-repeated="3"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OSI</text:p>
          </table:table-cell>
          <table:table-cell table:number-columns-repeated="3"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CK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table:number-columns-spanned="2" table:number-rows-spanned="1">
            <text:p>ADS1282EVM</text:p>
          </table:table-cell>
          <table:covered-table-cell/>
          <table:table-cell table:style-name="ce3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53">
            <text:p>53</text:p>
          </table:table-cell>
          <table:table-cell office:value-type="string">
            <text:p>SCLK</text:p>
          </table:table-cell>
          <table:table-cell/>
          <table:table-cell table:style-name="ce9" office:value-type="string" table:number-columns-spanned="1" table:number-rows-spanned="6">
            <text:p>Serial interface</text:p>
          </table:table-cell>
          <table:table-cell/>
        </table:table-row>
        <table:table-row table:style-name="ro2">
          <table:table-cell office:value-type="string">
            <text:p>J5.9</text:p>
          </table:table-cell>
          <table:table-cell office:value-type="string">
            <text:p>nDRDY</text:p>
          </table:table-cell>
          <table:table-cell office:value-type="float" office:value="40">
            <text:p>40</text:p>
          </table:table-cell>
          <table:table-cell office:value-type="string">
            <text:p>Interrupt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54">
            <text:p>54</text:p>
          </table:table-cell>
          <table:table-cell office:value-type="string">
            <text:p>DIN (out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55">
            <text:p>55</text:p>
          </table:table-cell>
          <table:table-cell office:value-type="string">
            <text:p>DOUT (in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K</text:p>
          </table:table-cell>
          <table:table-cell office:value-type="float" office:value="38">
            <text:p>38</text:p>
          </table:table-cell>
          <table:table-cell office:value-type="string">
            <text:p>I2C clock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39">
            <text:p>39</text:p>
          </table:table-cell>
          <table:table-cell office:value-type="string">
            <text:p>I2C dat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6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Power</text:p>
          </table:table-cell>
          <table:covered-table-cell/>
          <table:table-cell/>
          <table:table-cell table:style-name="ce3" office:value-type="string" table:number-columns-spanned="2" table:number-rows-spanned="1">
            <text:p>Maple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</text:p>
          </table:table-cell>
          <table:table-cell office:value-type="string">
            <text:p>+6V</text:p>
          </table:table-cell>
          <table:table-cell table:number-columns-repeated="2"/>
          <table:table-cell table:style-name="ce9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table:number-columns-repeated="2" office:value-type="string">
            <text:p>+5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table:number-columns-repeated="2" office:value-type="string">
            <text:p>-5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NC</text:p>
          </table:table-cell>
          <table:table-cell table:number-columns-repeated="3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NC</text:p>
          </table:table-cell>
          <table:table-cell table:number-columns-repeated="3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table:number-columns-repeated="2" office:value-type="string">
            <text:p>+5V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Use on-board clock to drive ADS1282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7" office:value-type="string">
            <text:p>Set to DVDD (always on), turn on-board clock on</text:p>
          </table:table-cell>
          <table:table-cell table:style-name="ce8" table:number-columns-repeated="3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7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Power +5V to +2.5V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Power -5V to -2.5V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Has 3.3V digital supply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Use AGND as DGND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7" office:value-type="string" table:number-columns-spanned="4" table:number-rows-spanned="1">
            <text:p>Connected by J7.78</text:p>
          </table:table-cell>
          <table:covered-table-cell table:number-columns-repeated="3" table:style-name="ce8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24.02.2012</text:date>, <text:time>12:15:4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2-24T12:15:45</dc:date>
    <dc:creator>Gaute Hope</dc:creator>
    <meta:editing-duration>PT49M5S</meta:editing-duration>
    <meta:editing-cycles>40</meta:editing-cycles>
    <meta:generator>LibreOffice/3.4$Unix LibreOffice_project/340m1$Build-502</meta:generator>
    <meta:document-statistic meta:table-count="3" meta:cell-count="164" meta:object-count="0"/>
  </office:meta>
</office:document-meta>
</file>